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<text:line-break/>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ables</text:p>
            </table:table-cell>
            <table:table-cell table:style-name="TableHeaderRowCell" office:value-type="string">
              <text:p text:style-name="P1">are</text:p>
            </table:table-cell>
            <table:table-cell table:style-name="TableHeaderRowCell" office:value-type="string">
              <text:p text:style-name="P2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">A</text:p>
          </table:table-cell>
          <table:table-cell table:style-name="TableRowCell" office:value-type="string">
            <text:p text:style-name="P3">B</text:p>
          </table:table-cell>
          <table:table-cell table:style-name="TableRowCell" office:value-type="string">
            <text:p text:style-name="P4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E</text:p>
          </table:table-cell>
          <table:table-cell table:style-name="TableRowCell" office:value-type="string">
            <text:p text:style-name="P3">F</text:p>
          </table:table-cell>
          <table:table-cell table:style-name="TableRowCell" office:value-type="string">
            <text:p text:style-name="P4">G</text:p>
          </table:table-cell>
          <table:table-cell table:style-name="Table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<text:line-break/>Gnouf</text:p>
      <table:table table:name="Table1" table:style-name="DefaultTab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Tables</text:p>
            </table:table-cell>
            <table:table-cell table:style-name="TableHeaderRowCell" office:value-type="string">
              <text:p text:style-name="P1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P2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">A</text:p>
          </table:table-cell>
          <table:table-cell table:style-name="TableRowCell" office:value-type="string">
            <text:p text:style-name="P3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P4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E</text:p>
          </table:table-cell>
          <table:table-cell table:style-name="TableRowCell" office:value-type="string">
            <text:p text:style-name="P3">F</text:p>
          </table:table-cell>
          <table:table-cell table:style-name="TableRowCell" office:value-type="string">
            <text:p text:style-name="Table_20_Contents">25.5</text:p>
          </table:table-cell>
          <table:table-cell table:style-name="TableRowCell" office:value-type="string">
            <text:p text:style-name="P4">G</text:p>
          </table:table-cell>
          <table:table-cell table:style-name="Table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Heading" style:family="paragraph" style:name="Table_20_Heading" style:parent-style-name="Standard">
    </style:style>
    <style:style style:class="text" style:display-name="Table Contents" style:family="paragraph" style:name="Table_20_Contents" style:parent-style-name="Table_20_Heading">
    </style:style>
    <style:style style:family="table" style:name="DefaultTable">
      <style:table-properties style:rel-width="80%" style:width="13.6cm" table:align="center" fo:background-color="transparent" fo:margin-bottom="0.5cm" fo:margin-top="0cm">
        <style:background-image/>
      </style:table-properties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family="table-cell" style:name="TableHeaderRowCell">
      <style:table-cell-properties fo:border-bottom="0.5pt solid #000000" fo:border-left="none" fo:border-right="none" fo:border-top="0.5pt solid #000000" fo:padding="0.049cm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HeaderRowCell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17T16:56:23Z</meta:creation-date>
    <dc:date>2024-03-17T16:56:23Z</dc:date>
  </office:meta>
</office:document-meta>
</file>